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18B0D51E0F8006128AC.png" manifest:media-type="image/png"/>
  <manifest:file-entry manifest:full-path="Pictures/10000001000002530000010F18580AB403D63A66.png" manifest:media-type="image/png"/>
  <manifest:file-entry manifest:full-path="Pictures/10000001000002DE00000214927FB75F10F9A8B5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5efa8" officeooo:paragraph-rsid="0025efa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10" style:family="paragraph" style:parent-style-name="Standard">
      <style:text-properties style:font-name="Liberation Serif" officeooo:rsid="0020f5c5" officeooo:paragraph-rsid="0020f5c5"/>
    </style:style>
    <style:style style:name="P11" style:family="paragraph" style:parent-style-name="Standard">
      <style:text-properties officeooo:rsid="001dfc25" officeooo:paragraph-rsid="001dfc25"/>
    </style:style>
    <style:style style:name="P12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3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4" style:family="paragraph" style:parent-style-name="Text_20_body">
      <style:text-properties fo:font-weight="bold" officeooo:rsid="00243c87" style:font-weight-asian="bold" style:font-weight-complex="bold"/>
    </style:style>
    <style:style style:name="P15" style:family="paragraph" style:parent-style-name="Text_20_body">
      <style:text-properties fo:font-weight="bold" officeooo:rsid="0025efa8" officeooo:paragraph-rsid="0025efa8" style:font-weight-asian="bold" style:font-weight-complex="bold"/>
    </style:style>
    <style:style style:name="P16" style:family="paragraph" style:parent-style-name="Standard">
      <style:text-properties officeooo:rsid="0020f5c5" officeooo:paragraph-rsid="0020f5c5"/>
    </style:style>
    <style:style style:name="P17" style:family="paragraph" style:parent-style-name="Standard">
      <style:text-properties officeooo:paragraph-rsid="0020f5c5"/>
    </style:style>
    <style:style style:name="P18" style:family="paragraph" style:parent-style-name="Standard">
      <style:text-properties officeooo:rsid="00234261" officeooo:paragraph-rsid="0020f5c5"/>
    </style:style>
    <style:style style:name="P19" style:family="paragraph" style:parent-style-name="Text_20_body">
      <style:text-properties fo:font-size="15pt" fo:font-weight="bold" officeooo:rsid="00243c87" officeooo:paragraph-rsid="00243c87" style:font-size-asian="15pt" style:font-weight-asian="bold" style:font-size-complex="15pt" style:font-weight-complex="bold"/>
    </style:style>
    <style:style style:name="P20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2b187d" officeooo:paragraph-rsid="002b187d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02d5ca7" officeooo:paragraph-rsid="002d5ca7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officeooo:rsid="002cc821" officeooo:paragraph-rsid="002cc821" style:font-size-asian="14pt" style:font-size-complex="14pt"/>
    </style:style>
    <style:style style:name="P24" style:family="paragraph" style:parent-style-name="Standard">
      <style:text-properties fo:color="#000000" loext:opacity="100%" fo:font-size="14pt" officeooo:rsid="00234261" officeooo:paragraph-rsid="00234261" fo:background-color="transparent" style:font-size-asian="14pt" style:font-size-complex="14pt"/>
    </style:style>
    <style:style style:name="P25" style:family="paragraph" style:parent-style-name="Text_20_body">
      <style:text-properties officeooo:rsid="002cc821" officeooo:paragraph-rsid="002cc821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28" style:family="paragraph" style:parent-style-name="Standard" style:list-style-name="L4"/>
    <style:style style:name="P29" style:family="paragraph" style:parent-style-name="Standard">
      <style:text-properties fo:font-weight="bold" officeooo:rsid="002fba70" officeooo:paragraph-rsid="002fba70" style:font-weight-asian="bold" style:font-weight-complex="bold"/>
    </style:style>
    <style:style style:name="P30" style:family="paragraph" style:parent-style-name="Standard" style:list-style-name="L16">
      <style:text-properties fo:font-weight="bold" officeooo:rsid="002fba70" officeooo:paragraph-rsid="002fba70" style:font-weight-asian="bold" style:font-weight-complex="bold"/>
    </style:style>
    <style:style style:name="P31" style:family="paragraph" style:parent-style-name="Standard">
      <style:text-properties fo:color="#000000" loext:opacity="100%" fo:font-weight="bold" officeooo:rsid="002fba70" officeooo:paragraph-rsid="002fba70" style:font-weight-asian="bold" style:font-weight-complex="bold"/>
    </style:style>
    <style:style style:name="P32" style:family="paragraph" style:parent-style-name="Standard">
      <style:text-properties fo:color="#000000" loext:opacity="100%" style:font-name="Liberation Serif" fo:font-weight="bold" officeooo:rsid="002fba70" officeooo:paragraph-rsid="002fba70" style:font-weight-asian="bold" style:font-weight-complex="bold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34" style:family="paragraph" style:parent-style-name="Text_20_body" style:list-style-name="L3">
      <style:paragraph-properties fo:padding="0.049cm" fo:border="0.06pt solid #e5e7eb"/>
    </style:style>
    <style:style style:name="P35" style:family="paragraph" style:parent-style-name="Text_20_body" style:list-style-name="L4"/>
    <style:style style:name="P36" style:family="paragraph" style:parent-style-name="Text_20_body" style:list-style-name="L5"/>
    <style:style style:name="P37" style:family="paragraph" style:parent-style-name="Text_20_body" style:list-style-name="L6"/>
    <style:style style:name="P38" style:family="paragraph" style:parent-style-name="Text_20_body" style:list-style-name="L7"/>
    <style:style style:name="P39" style:family="paragraph" style:parent-style-name="Text_20_body" style:list-style-name="L8"/>
    <style:style style:name="P40" style:family="paragraph" style:parent-style-name="Text_20_body" style:list-style-name="L9"/>
    <style:style style:name="P41" style:family="paragraph" style:parent-style-name="Text_20_body" style:list-style-name="L10"/>
    <style:style style:name="P42" style:family="paragraph" style:parent-style-name="Text_20_body" style:list-style-name="L11"/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list-style-name="L14"/>
    <style:style style:name="P46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47" style:family="paragraph" style:parent-style-name="Text_20_body" style:list-style-name="L16">
      <style:text-properties officeooo:paragraph-rsid="002fba70"/>
    </style:style>
    <style:style style:name="P48" style:family="paragraph" style:parent-style-name="Text_20_body" style:list-style-name="L19">
      <style:text-properties officeooo:paragraph-rsid="002fba70"/>
    </style:style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bold" officeooo:rsid="0020f5c5" style:font-weight-asian="bold" style:font-weight-complex="bold"/>
    </style:style>
    <style:style style:name="T3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loext:padding="0.049cm" loext:border="0.06pt solid #e5e7e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apple-system" fo:font-size="12pt" fo:letter-spacing="normal" fo:font-style="normal" fo:font-weight="normal"/>
    </style:style>
    <style:style style:name="T10" style:family="text">
      <style:text-properties fo:font-variant="normal" fo:text-transform="none" style:font-name="var fontStack-monospace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var fontStack-monospace" fo:font-size="9.7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ba7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5"/>
      <text:p text:style-name="P5">public class myClass{}</text:p>
      <text:p text:style-name="P5"/>
      <text:list xml:id="list2297872821" text:style-name="L1">
        <text:list-item>
          <text:p text:style-name="P26">99% das classes se iniciarão com <text:span text:style-name="T4">public class</text:span>;</text:p>
        </text:list-item>
        <text:list-item>
          <text:p text:style-name="P26">Toda classe precisa de um nome;</text:p>
        </text:list-item>
        <text:list-item>
          <text:p text:style-name="P26">Todo o conteúdo fica dentro do copro {}.</text:p>
        </text:list-item>
      </text:list>
      <text:p text:style-name="P5"/>
      <text:p text:style-name="P5">public class myClass{</text:p>
      <text:p text:style-name="P5"><text:tab/>public static void main (String[] args){</text:p>
      <text:p text:style-name="P5"><text:tab/></text:p>
      <text:p text:style-name="P5"><text:tab/>}</text:p>
      <text:p text:style-name="P5">}</text:p>
      <text:list xml:id="list152617513460513" text:continue-numbering="true" text:style-name="L1">
        <text:list-header>
          <text:p text:style-name="P26"/>
        </text:list-header>
        <text:list-item>
          <text:p text:style-name="P27">Dentro de uma aplicação, recomenda-se que somente uma classe possua o método main, responsável por rodar todo o programa;</text:p>
        </text:list-item>
      </text:list>
      <text:p text:style-name="P6"/>
      <text:p text:style-name="P7">Nomeclatura</text:p>
      <text:p text:style-name="P6"/>
      <text:list xml:id="list785337934" text:style-name="L2">
        <text:list-item>
          <text:p text:style-name="P33"><text:span text:style-name="Strong_20_Emphasis"><text:span text:style-name="T1">Arquivo .java</text:span></text:span><text:span text:style-name="T1">: </text:span><text:span text:style-name="T3">Todo arquivo .java deve começar com letra MAIÚSCULA. Se a palavra for composta, a segunda palavra deve também ser maiúscula, exemplo:</text:span></text:p>
        </text:list-item>
      </text:list>
      <text:list xml:id="list3632472119" text:style-name="L3">
        <text:list-header>
          <text:p text:style-name="P34"><text:span text:style-name="Source_20_Text"><text:span text:style-name="T5">Calculadora.java</text:span></text:span><text:span text:style-name="T5">, </text:span><text:span text:style-name="Source_20_Text"><text:span text:style-name="T5">CalculadoraCientifica.java</text:span></text:span></text:p>
        </text:list-header>
        <text:list-item>
          <text:p text:style-name="P34"><text:span text:style-name="Strong_20_Emphasis"><text:span text:style-name="T5">Nome da classe no arquivo</text:span></text:span><text:span text:style-name="T5">: A classe deve possuir o mesmo nome do arquivo.java, exemplo:</text:span></text:p>
        </text:list-item>
      </text:list>
      <text:p text:style-name="P9"><text:tab/>// arquivo CalculadoraCientifica.java</text:p>
      <text:p text:style-name="P9"/>
      <text:p text:style-name="P9"><text:tab/>public class CalculadoraCientifica {</text:p>
      <text:p text:style-name="P9"/>
      <text:p text:style-name="P9"><text:tab/>}</text:p>
      <text:p text:style-name="P9"/>
      <text:p text:style-name="P8">Nome da variável</text:p>
      <text:p text:style-name="Standard"/>
      <text:list xml:id="list3355139386" text:style-name="L4">
        <text:list-item>
          <text:p text:style-name="P28">Deve ser escrita com letra minúscula, e caso tenha uma outra palavra, essa segunda palavra deverá ser inicializada com letra maiúscula.</text:p>
        </text:list-item>
        <text:list-item>
          <text:p text:style-name="P35">Deve obrigatoriamente se iniciar por uma letra (preferencialmente), _ ou $, jamais com número</text:p>
        </text:list-item>
        <text:list-item text:style-override="L5">
          <text:p text:style-name="P36">Deve iniciar com uma letra minúscula (boa prática – ver abaixo)</text:p>
        </text:list-item>
        <text:list-item text:style-override="L5">
          <text:p text:style-name="P36">Não pode conter espaços</text:p>
        </text:list-item>
        <text:list-item text:style-override="L5">
          <text:p text:style-name="P36"><text:soft-page-break/>Não podemos usar palavras-chave da linguagem</text:p>
        </text:list-item>
        <text:list-item text:style-override="L5">
          <text:p text:style-name="P36">O nome deve ser único dentro de um escopo</text:p>
        </text:list-item>
        <text:list-item text:style-override="L5">
          <text:p text:style-name="P36">Deve conter apenas letras, _ (underline), $ ou os números de 0 a 9</text:p>
        </text:list-item>
      </text:list>
      <text:p text:style-name="Text_20_body"/>
      <text:p text:style-name="P12">Declarando variáveis e métodos</text:p>
      <text:p text:style-name="P11">variável: Tipo nomeBemDefinido <text:s/>= Atribuição</text:p>
      <text:p text:style-name="P11"/>
      <text:p text:style-name="P11">método: TipoRetorno nomeObjetivoNoInifiniritivo Parametro(s)</text:p>
      <text:p text:style-name="P11">ex: int somar (int numeroUm, int numeroDois){}</text:p>
      <text:p text:style-name="P11"/>
      <text:p text:style-name="P16">POO</text:p>
      <text:p text:style-name="P10"/>
      <text:p text:style-name="P17"><text:span text:style-name="T2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17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1318220136" text:style-name="L6">
        <text:list-item>
          <text:p text:style-name="P37"><text:span text:style-name="Strong_20_Emphasis">Classe</text:span> (class): A estrutura e/ou representação que direciona a criação dos objetos de mesmo tipo.</text:p>
        </text:list-item>
        <text:list-item>
          <text:p text:style-name="P37"><text:span text:style-name="Strong_20_Emphasis">Identificador</text:span> (identity): Propósito existencial aos objetos que serão criados.</text:p>
        </text:list-item>
        <text:list-item>
          <text:p text:style-name="P37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P37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P37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6"/>
      <text:p text:style-name="P16">classe de modelo (model): representa estrutura de domínio da aplicação, como Cliente, Pedido, notafiscal.</text:p>
      <text:p text:style-name="P16"/>
      <text:p text:style-name="P16">Service: classes que contém regras de negócio da aplicação e validação do sistema.</text:p>
      <text:p text:style-name="P16"/>
      <text:p text:style-name="P16">Repository: classes que contém uma integração com bd.</text:p>
      <text:p text:style-name="P16"/>
      <text:p text:style-name="P16">Controller: classes que possuem a finalidade de disponibilizar alguma comunicação externa com à nossa aplicação, tipi http ou webservices.</text:p>
      <text:p text:style-name="P16"/>
      <text:p text:style-name="P16">Util: classe que contém recursos comuns à toda nossa aplicação.</text:p>
      <text:p text:style-name="P18"><draw:frame draw:style-name="fr2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3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3018278364" text:style-name="L7">
        <text:list-item>
          <text:p text:style-name="P38"><text:span text:style-name="Strong_20_Emphasis">Comercial</text:span> : com.powersoft;</text:p>
        </text:list-item>
        <text:list-item>
          <text:p text:style-name="P38"><text:span text:style-name="Strong_20_Emphasis">Governamental</text:span> : gov.powersoft;</text:p>
        </text:list-item>
        <text:list-item>
          <text:p text:style-name="P38"><text:span text:style-name="Strong_20_Emphasis">Código aberto</text:span>: org.powersoft.</text:p>
        </text:list-item>
      </text:list>
      <text:p text:style-name="Text_20_body"/>
      <text:p text:style-name="P20">Visibilidade dos recursos:</text:p>
      <text:p text:style-name="P4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h text:style-name="Heading_20_3" text:outline-level="3"><text:bookmark text:name="modificador-public"/><text:span text:style-name="Strong_20_Emphasis"><text:span text:style-name="T6">Modificador public</text:span></text:span></text:h>
      <text:p text:style-name="Text_20_body">Como o próprio nome representa, quando nossa classe, método e atributo é definido como public, qualquer outra classe em qualquer outro pacote, poderá visualizar tais recursos.</text:p>
      <text:p text:style-name="Text_20_body"/>
      <text:p text:style-name="Text_20_body"><text:soft-page-break/></text:p>
      <text:p text:style-name="Text_20_body"><draw:frame draw:style-name="fr2" draw:name="Figura2" text:anchor-type="char" svg:width="17cm" svg:height="12.321cm" draw:z-index="1"><draw:image xlink:href="Pictures/10000001000002DE00000214927FB75F10F9A8B5.png" xlink:type="simple" xlink:show="embed" xlink:actuate="onLoad" draw:mime-type="image/png"/></draw:frame></text:p>
      <text:h text:style-name="Heading_20_3" text:outline-level="3"><text:bookmark text:name="modificador-default"/><text:span text:style-name="Strong_20_Emphasis"><text:span text:style-name="T6">Modificador default</text:span></text:span></text:h>
      <text:p text:style-name="Text_20_body">O modificador <text:span text:style-name="Source_20_Text"><text:span text:style-name="Strong_20_Emphasis">default</text:span></text:span><text:span text:style-name="Strong_20_Emphasis">,</text:span> está fortemente associado a organização das classes por pacotes, algumas implementações, não precisam estar disponíveis por todo o projeto, e este modificador de acesso, restringe a visibilidade por pacotes.</text:p>
      <text:p text:style-name="Text_20_body">Dentro do pacote <text:span text:style-name="Source_20_Text"><text:span text:style-name="Strong_20_Emphasis">lanchonete</text:span></text:span>, iremos criar dois sub-pacotes para representar a divisão do estabelecimento.</text:p>
      <text:list xml:id="list3580835192" text:style-name="L8">
        <text:list-item>
          <text:p text:style-name="P39"><text:span text:style-name="Strong_20_Emphasis">lanchonete.atendimento.cozinha</text:span>: Pacote que contém classes, da parte da cozinha da lanchonete e atendimentos.</text:p>
        </text:list-item>
        <text:list-item>
          <text:p text:style-name="P39"><text:span text:style-name="Strong_20_Emphasis">lanchonete.area.cliente</text:span>: Pacote que contém classes, relacionadas ao espaço do cliente.</text:p>
        </text:list-item>
      </text:list>
      <text:p text:style-name="Text_20_body"><draw:frame draw:style-name="fr2" draw:name="Figura3" text:anchor-type="char" svg:width="17cm" svg:height="8.765cm" draw:z-index="2"><draw:image xlink:href="Pictures/10000001000002FE0000018B0D51E0F8006128AC.png" xlink:type="simple" xlink:show="embed" xlink:actuate="onLoad" draw:mime-type="image/png"/></draw:frame><text:soft-page-break/></text:p>
      <text:h text:style-name="Heading_20_3" text:outline-level="3"><text:bookmark text:name="modificador-private"/><text:span text:style-name="Strong_20_Emphasis"><text:span text:style-name="T6">Modificador private</text:span></text:span></text:h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3442597920" text:style-name="L9">
        <text:list-item>
          <text:p text:style-name="P40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P40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P40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P14"/>
      <text:p text:style-name="P20">Getter e Setter</text:p>
      <text:p text:style-name="Text_20_body">Seguindo a convenção Java Beans:</text:p>
      <text:p text:style-name="Text_20_body">Os métodos "Getters" e "Setters" são utilizados para buscar valores de atributos ou definir novos valores de atributos, de instâncias de classes.</text:p>
      <text:p text:style-name="Text_20_body">O método <text:span text:style-name="Strong_20_Emphasis">Getter,</text:span> retorna o valor do atributo especificado.</text:p>
      <text:p text:style-name="Text_20_body">O método <text:span text:style-name="Strong_20_Emphasis">Setter,</text:span> define outro novo valor para o atributo especificado.</text:p>
      <text:p text:style-name="Text_20_body"/>
      <text:p text:style-name="P15"/>
      <text:p text:style-name="P15"/>
      <text:p text:style-name="P20"><text:soft-page-break/>Construtores</text:p>
      <text:p text:style-name="Text_20_body">Sabemos que, para criar um objeto na linguagem Java, utilizamos a seguinte estrutura de código:</text:p>
      <text:p text:style-name="Preformatted_20_Text"><text:bookmark text:name="776d286148034d3eb7e86cd72167de7f"/><text:span text:style-name="Source_20_Text">Classe novoObjeto = new Classe();</text:span></text:p>
      <text:p text:style-name="Text_20_body">Desta forma, será criado um novo objeto na memória, este recurso também é conhecido como instanciar um novo objeto.</text:p>
      <text:p text:style-name="Text_20_body">Muitas vezes, já queremos que na criação (instanciação) de um objeto, a linguagem já solicite para quem for criar este novo objeto, defina algumas propriedades essenciais.</text:p>
      <text:p text:style-name="Text_20_body"/>
      <text:p text:style-name="P19">Pilares da orientação a objeto: </text:p>
      <text:p text:style-name="Text_20_body">A programação orientada a objetos, é bem requisitada no contexto das aplicações mais atuais no mercado, devido a possibilidade de reutilização de código e a capacidade de representação do sistema, ser muito mais próximo do mundo real.</text:p>
      <text:p text:style-name="Text_20_body">Para uma linguagem ser considerada orientada a objetos, esta deve seguir o que denominamos como <text:span text:style-name="Strong_20_Emphasis">Os quatro pilares da orientação a objetos</text:span>:</text:p>
      <text:p text:style-name="Text_20_body"><text:span text:style-name="Strong_20_Emphasis"/></text:p>
      <text:list xml:id="list2040282052" text:style-name="L10">
        <text:list-item>
          <text:p text:style-name="P41"><text:span text:style-name="Strong_20_Emphasis">Encapsulamento:</text:span> Nem tudo precisa estar visível, grande parte do nosso algoritmo pode ser distribuído em métodos, com finalidades específicas que complementam uma ação em nossa aplicação.</text:p>
          <text:p text:style-name="P41">Exemplo: Ligar um veículo, exige muitas etapas para a engenharia, mas o condutor só visualiza a ignição, dar a partida e a “magia” acontece.</text:p>
        </text:list-item>
        <text:list-item>
          <text:p text:style-name="P41"><text:span text:style-name="Strong_20_Emphasis">Herança:</text:span> Características e comportamentos comuns, podem ser elevados e compartilhados através de uma hierarquia de objetos.</text:p>
        </text:list-item>
      </text:list>
      <text:list xml:id="list1132814707" text:style-name="L11">
        <text:list-header>
          <text:p text:style-name="P42">Exemplo: Um Carro e uma Motocicleta possuem propriedades como placa, chassi, ano de fabricação e métodos como acelerar e frear. Logo, para não ser um processo de codificação redundante, podemos desfrutar da herança criando uma classe <text:span text:style-name="Strong_20_Emphasis">Veículo</text:span> para que seja herdada por <text:span text:style-name="Strong_20_Emphasis">Carro</text:span> e <text:span text:style-name="Strong_20_Emphasis">Motocicleta</text:span>.</text:p>
        </text:list-header>
      </text:list>
      <text:list xml:id="list152616684847025" text:continue-list="list2040282052" text:style-name="L10">
        <text:list-item>
          <text:p text:style-name="P41"><text:span text:style-name="Strong_20_Emphasis">Abstração:</text:span> É a indisponibilidade, para determinar a lógica de um ou vários comportamentos, em um objeto.</text:p>
        </text:list-item>
      </text:list>
      <text:list xml:id="list371851542" text:style-name="L12">
        <text:list-header>
          <text:p text:style-name="P43">Exemplo: <text:span text:style-name="Strong_20_Emphasis">Veículo</text:span> determina duas ações como acelerar e frear, logo, estes comportamentos deverão ser abstratos, pois existem mais de uma maneira de se realizar a mesma operação. ver Polimorfismo.</text:p>
        </text:list-header>
      </text:list>
      <text:list xml:id="list152617911300844" text:continue-list="list152616684847025" text:style-name="L10">
        <text:list-item>
          <text:p text:style-name="P41"><text:span text:style-name="Strong_20_Emphasis">Polimorfismo:</text:span> São as inúmeras maneiras de se realizar uma mesma ação.</text:p>
        </text:list-item>
      </text:list>
      <text:list xml:id="list3118191164" text:style-name="L13">
        <text:list-header>
          <text:p text:style-name="P44">Exemplo: Veículo determina duas ações como acelerar e frear, primeiramente, precisamos identificar se estaremos nos referindo a <text:span text:style-name="Strong_20_Emphasis">Carro</text:span> ou <text:span text:style-name="Strong_20_Emphasis">Motocicleta,</text:span> para determinar a lógica de aceleração e frenagem dos respectivos veículos.</text:p>
        </text:list-header>
      </text:list>
      <text:p text:style-name="Text_20_body"/>
      <text:p text:style-name="Text_20_body"/>
      <text:p text:style-name="P21"><text:soft-page-break/>Interface</text:p>
      <text:p text:style-name="Text_20_body">A medida que vão surgindo novas necessidades, novos equipamentos (objetos), que nascem para atender as expectativas de oferecer ferramentas com finalidades bem específicas, como por exemplo: Impressoras, Digitalizadoras, Copiadoras e etc.</text:p>
      <text:p text:style-name="Text_20_body">Observem que não há uma especificação de marca, modelo e ou capacidades de execução das classes citadas acima, isto é o que consideramos o nível mais abstrato da orientação a objetos, que denominamos como <text:span text:style-name="Strong_20_Emphasis">interfaces</text:span>.</text:p>
      <text:p text:style-name="P25">Java não permite múltiplos extends, sendo necessário usar interface para tal objetivo.</text:p>
      <text:p text:style-name="P23"/>
      <text:p text:style-name="P22">Collections:</text:p>
      <text:p text:style-name="P24"/>
      <text:p text:style-name="Text_20_body">Uma coleção (collection) é uma estrutura de dados que serve para agrupar muitos elementos em uma única unidade, estes elementos precisão ser Objetos.</text:p>
      <text:list xml:id="list2073520376" text:style-name="L14">
        <text:list-item>
          <text:p text:style-name="Text_20_body">Uma Collection pode ter coleções homogêneas e heterogêneas, normalmente utilizamos coleções homogêneas de um tipo especifico.</text:p>
        </text:list-item>
        <text:list-item>
          <text:p text:style-name="Text_20_body">O núcleo principal das coleções é formado pelas interfaces da figura a abaixo, essas interfaces permitem manipular a coleção independente do nível de detalhe que elas representam.</text:p>
        </text:list-item>
        <text:list-item>
          <text:p text:style-name="Text_20_body">Temos quatro grandes tipos de coleções: <text:span text:style-name="Source_20_Text">List</text:span>(lista), <text:span text:style-name="Source_20_Text">Set</text:span>(conjunto), <text:span text:style-name="Source_20_Text">Queue</text:span>(fila) e <text:span text:style-name="Source_20_Text">Map</text:span>(mapa), a partir dessas interfaces, temos muitas subclasses concretas que implementam varias formas diferentes de se trabalhar com cada coleção.</text:p>
        </text:list-item>
      </text:list>
      <text:p text:style-name="Standard"/>
      <text:p text:style-name="P29">Generics Type: </text:p>
      <text:list xml:id="list1593456270" text:style-name="L16">
        <text:list-header>
          <text:p text:style-name="P30"/>
        </text:list-header>
        <text:list-item>
          <text:p text:style-name="P47">Um tipo genérico é uma classe genérica ou uma interface que é parametrizada em relação a tipos.</text:p>
          <text:p text:style-name="P47"><draw:frame draw:style-name="fr1" draw:name="Figura4" text:anchor-type="char" svg:width="12.931cm" svg:height="5.89cm" draw:z-index="3"><draw:image xlink:href="Pictures/10000001000002530000010F18580AB403D63A66.png" xlink:type="simple" xlink:show="embed" xlink:actuate="onLoad" draw:mime-type="image/png"/></draw:frame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6">Uma variável de tipo pode ser qualquer tipo não primitivo que você especificar: qualquer tipo de classe, qualquer tipo de interface, qualquer tipo de array ou até mesmo outra variável de tipo.</text:p>
      <text:p text:style-name="P46"><text:soft-page-break/>Vantagens:</text:p>
      <text:p text:style-name="P46"/>
      <text:list xml:id="list2893642330" text:style-name="L19">
        <text:list-item>
          <text:p text:style-name="P48"><text:span text:style-name="T14">Segurança do tipo de dados: O uso de generics garante que apenas objetos de um tipo específico possam ser adicionados à coleção, evitando erros de tipo e garantindo que você esteja lidando com os dados corretos.</text:span></text:p>
        </text:list-item>
        <text:list-item>
          <text:p text:style-name="P48"><text:span text:style-name="T13">Código mais legível: Ao usar generics, você pode especificar o tipo de dados esperado ou retornado pela coleção, o que torna o código mais fácil de entender e ler.</text:span></text:p>
        </text:list-item>
        <text:list-item>
          <text:p text:style-name="P48"><text:span text:style-name="T13">Detecta erros mais cedo: O compilador verifica se você está usando os tipos corretos durante a compilação, ajudando a identificar erros de tipo antes mesmo de executar o programa.</text:span></text:p>
        </text:list-item>
        <text:list-item>
          <text:p text:style-name="P48"><text:span text:style-name="T13">Reutilização de código: Com generics, você pode criar classes e métodos genéricos que funcionam com diferentes tipos de coleções, evitando a necessidade de duplicar código para cada tipo específico.</text:span></text:p>
        </text:list-item>
        <text:list-item>
          <text:p text:style-name="P48"><text:span text:style-name="T13">Melhor desempenho: O uso de generics pode melhorar o desempenho, pois evita a necessidade de conversões de tipo desnecessárias e permite que o compilador otimize o código com base no tipo especificado.</text:span></text:p>
        </text:list-item>
      </text:list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21T15:26:16.519875168</dc:date>
    <meta:editing-duration>PT1H27M54S</meta:editing-duration>
    <meta:editing-cycles>11</meta:editing-cycles>
    <meta:generator>LibreOffice/7.3.7.2$Linux_X86_64 LibreOffice_project/30$Build-2</meta:generator>
    <meta:document-statistic meta:table-count="0" meta:image-count="4" meta:object-count="0" meta:page-count="8" meta:paragraph-count="109" meta:word-count="1528" meta:character-count="9920" meta:non-whitespace-character-count="8531"/>
  </office:meta>
</office:document-meta>
</file>